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gg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crificial Dagg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ort Swor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br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oad Sword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ng Swor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el Blad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wo-Handed Swor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weihande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ta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vy Sword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thic Swor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iery Sword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y Sword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arthen Sword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quatic Sword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ock Sword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byssal Sword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ery 2H Sword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cy 2H Sword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arthen 2H Sword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quatic 2H Sword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ock 2H Sword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byssal 2H Swor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00-00-00</text:date>, <text:time style:data-style-name="N2" text:time-value="14:53:31.7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0-09T15:04:40.365000000</dc:date>
    <meta:editing-duration>PT1M17S</meta:editing-duration>
    <meta:editing-cycles>3</meta:editing-cycles>
    <meta:document-statistic meta:table-count="1" meta:cell-count="52" meta:object-count="0"/>
  </office:meta>
</office:document-meta>
</file>